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549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80808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8cm" svg:x="22.5cm" svg:y="0.175cm">
          <text:p text:style-name="P1"/>
          <text:p text:style-name="P1"/>
          <text:p text:style-name="P1"/>
          <text:p text:style-name="P1"/>
          <text:p text:style-name="P1"/>
          <text:p text:style-name="P1">V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6cm" svg:height="2.8cm" svg:x="6.5cm" svg:y="0.175cm">
          <text:p text:style-name="P1">New Intermedate Languages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2.8cm" svg:x="0.1cm" svg:y="0.175cm">
          <text:p text:style-name="P1">QVT Declarative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1.2cm" svg:x="0.5cm" svg:y="1.375cm">
          <text:p text:style-name="P1">QVT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6.9cm" svg:y="1.375cm">
          <text:p text:style-name="P1">QVTu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5.7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0.1cm" svg:y="1.375cm">
          <text:p text:style-name="P1">QVT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8.9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2cm" svg:height="0.4cm" svg:x="12.1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4cm" svg:x="22.9cm" svg:y="1.3cm">
          <text:p text:style-name="P1">OCL</text:p>
          <text:p text:style-name="P1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.4cm" svg:x="13.3cm" svg:y="3.375cm">
          <text:p text:style-name="P1"><text:span text:style-name="T1">ALF</text:span></text:p>
          <text:p text:style-name="P1"><text:span text:style-name="T1">QVT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14.1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2cm" svg:height="1.4cm" svg:x="6.9cm" svg:y="3.375cm">
          <text:p text:style-name="P1"><text:span text:style-name="T1">ATL</text:span><text:span text:style-name="T1"><text:line-break/></text:span><text:span text:style-name="T1">ET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7.7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3.9cm" svg:height="0.882cm" svg:x="9.3cm" svg:y="3.875cm">
          <draw:text-box>
            <text:p><text:span text:style-name="T2">composition</text:span></text:p>
          </draw:text-box>
        </draw:frame>
        <draw:custom-shape draw:style-name="gr6" draw:text-style-name="P1" draw:layer="layout" svg:width="1.2cm" svg:height="0.4cm" svg:x="0.2cm" svg:y="3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4.3cm" svg:height="1.199cm" svg:x="1.3cm" svg:y="3.076cm">
          <draw:text-box>
            <text:p text:style-name="P1"><text:span text:style-name="T3">program-to-program</text:span><text:span text:style-name="T3"><text:line-break/></text:span><text:span text:style-name="T3">transformation</text:span></text:p>
          </draw:text-box>
        </draw:frame>
        <draw:custom-shape draw:style-name="gr3" draw:text-style-name="P5" draw:layer="layout" svg:width="1.2cm" svg:height="0.6cm" svg:x="0.2cm" svg:y="4.175cm">
          <text:p text:style-name="P1"><text:span text:style-name="T4">XYZ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2cm" svg:height="0.725cm" svg:x="1.4cm" svg:y="4.075cm">
          <draw:text-box>
            <text:p text:style-name="P6"><text:span text:style-name="T3">language representation</text:span></text:p>
          </draw:text-box>
        </draw:frame>
        <draw:custom-shape draw:style-name="gr11" draw:text-style-name="P1" draw:layer="layout" svg:width="1.7cm" svg:height="1.6cm" svg:x="10.3cm" svg:y="2.275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2cm" svg:height="1.2cm" svg:x="22.9cm" svg:y="3.375cm">
          <text:p text:style-name="P1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cm" svg:height="0.675cm" svg:x="23.7cm" svg:y="2.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cm" svg:height="1.2cm" svg:x="21.7cm" svg:y="1.375cm">
          <text:p text:style-name="P1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.2cm" svg:x="13.3cm" svg:y="1.375cm">
          <text:p text:style-name="P1">QVT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2cm" svg:x="16.5cm" svg:y="1.375cm">
          <text:p text:style-name="P1">QV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15.3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18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6M24S</meta:editing-duration>
    <meta:editing-cycles>14</meta:editing-cycles>
    <meta:generator>OpenOffice/4.0.1$Win32 OpenOffice.org_project/401m5$Build-9714</meta:generator>
    <dc:date>2016-04-11T18:00:23.76</dc:date>
    <dc:creator>Edward Willink</dc:creator>
    <meta:document-statistic meta:object-count="34"/>
  </office:meta>
</office:document-meta>
</file>